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3000001647D0EFE2E.jpg" manifest:media-type="image/jpeg"/>
  <manifest:file-entry manifest:full-path="Pictures/10000201000000400000004067DBD018.png" manifest:media-type="image/png"/>
  <manifest:file-entry manifest:full-path="Pictures/10000000000001900000012C8D71433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88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0.549cm"/>
    </style:style>
    <style:style style:name="gr14" style:family="graphic" style:parent-style-name="standard">
      <style:graphic-properties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4" draw:id="id4" draw:layer="layout" svg:width="4.629cm" svg:height="3.3cm" svg:x="1.5cm" svg:y="0.138cm">
          <draw:image xlink:href="Pictures/10000000000001900000012C8D71433C.jpg" xlink:type="simple" xlink:show="embed" xlink:actuate="onLoad">
            <text:p/>
          </draw:image>
        </draw:frame>
        <draw:custom-shape draw:style-name="gr2" draw:text-style-name="P1" xml:id="id3" draw:id="id3" draw:layer="layout" svg:width="4.7cm" svg:height="2.7cm" svg:x="15.3cm" svg:y="0.4cm">
          <text:p text:style-name="P1">/dev/shm </text:p>
          <text:p text:style-name="P1">R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3.3cm" svg:height="1.673cm" svg:x="8.7cm" svg:y="0.938cm">
          <draw:text-box>
            <text:p text:style-name="P1">Collect data</text:p>
          </draw:text-box>
        </draw:frame>
        <draw:custom-shape draw:style-name="gr4" draw:text-style-name="P1" xml:id="id2" draw:id="id2" draw:layer="layout" svg:width="4.7cm" svg:height="3cm" svg:x="7.3cm" svg:y="7.4cm">
          <text:p text:style-name="P1">Raw data</text:p>
          <text:p text:style-name="P1">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8cm" svg:height="1.199cm" svg:x="6cm" svg:y="10.301cm">
          <draw:text-box>
            <text:p><text:span text:style-name="T1">Dif 1 </text:span></text:p>
            <text:p><text:span text:style-name="T1">→ </text:span><text:span text:style-name="T2">011011100110</text:span></text:p>
          </draw:text-box>
        </draw:frame>
        <draw:custom-shape draw:style-name="gr4" draw:text-style-name="P1" xml:id="id6" draw:id="id6" draw:layer="layout" svg:width="4.6cm" svg:height="3.1cm" svg:x="18cm" svg:y="7.738cm">
          <text:p text:style-name="P1">Monitor </text:p>
          <text:p text:style-name="P1">element</text:p>
          <text:p text:style-name="P1">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05cm" svg:height="1.805cm" svg:x="21.795cm" svg:y="8.733cm">
          <draw:image xlink:href="Pictures/10000201000000400000004067DBD018.png" xlink:type="simple" xlink:show="embed" xlink:actuate="onLoad">
            <text:p/>
          </draw:image>
        </draw:frame>
        <draw:frame draw:style-name="gr6" draw:text-style-name="P3" draw:layer="layout" svg:width="1.7cm" svg:height="0.725cm" svg:x="13.7cm" svg:y="5.2cm">
          <draw:text-box>
            <text:p><text:span text:style-name="T3">SEND</text:span></text:p>
          </draw:text-box>
        </draw:frame>
        <draw:custom-shape draw:style-name="gr7" draw:text-style-name="P1" xml:id="id1" draw:id="id1" draw:layer="layout" svg:width="5.2cm" svg:height="3.3cm" svg:x="8.8cm" svg:y="13.7cm">
          <text:p text:style-name="P1">General</text:p>
          <text:p text:style-name="P1">detector</text:p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1.4cm" svg:y1="13.7cm" svg:x2="9.65cm" svg:y2="10.4cm" draw:start-shape="id1" draw:start-glue-point="4" draw:end-shape="id2" svg:d="m11400 13700-1750-3300" svg:viewBox="0 0 1751 3301">
          <text:p/>
        </draw:connector>
        <draw:connector draw:style-name="gr8" draw:text-style-name="P1" draw:layer="layout" draw:type="line" svg:x1="15.988cm" svg:y1="2.705cm" svg:x2="11.312cm" svg:y2="7.839cm" draw:start-shape="id3" draw:start-glue-point="7" draw:end-shape="id2" draw:end-glue-point="11" svg:d="m15988 2705-4676 5134" svg:viewBox="0 0 4677 5135">
          <text:p/>
        </draw:connector>
        <draw:frame draw:style-name="gr9" draw:text-style-name="P4" draw:layer="layout" svg:width="2cm" svg:height="1.199cm" svg:x="10.6cm" svg:y="11.8cm">
          <draw:text-box>
            <text:p text:style-name="P1"><text:span text:style-name="T3">QUERY DATA</text:span></text:p>
          </draw:text-box>
        </draw:frame>
        <draw:frame draw:style-name="gr10" draw:text-style-name="P5" draw:layer="layout" svg:width="2.9cm" svg:height="1.361cm" svg:x="14.4cm" svg:y="10.8cm">
          <draw:text-box>
            <text:p text:style-name="P5"><text:span text:style-name="T4">PUBLISH </text:span></text:p>
            <text:p text:style-name="P5"><text:span text:style-name="T4">MEs</text:span></text:p>
          </draw:text-box>
        </draw:frame>
        <draw:custom-shape draw:style-name="gr2" draw:text-style-name="P6" draw:layer="layout" svg:width="3.7cm" svg:height="1.7cm" svg:x="23.3cm" svg:y="0.9cm">
          <text:p text:style-name="P1"><text:span text:style-name="T5">BACKEND</text:span></text:p>
          <text:p text:style-name="P1"><text:span text:style-name="T5">SERVICE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6.129cm" svg:y1="1.788cm" svg:x2="15.3cm" svg:y2="1.75cm" draw:start-shape="id4" draw:start-glue-point="1" draw:end-shape="id3" draw:end-glue-point="6" svg:d="m6129 1788 9171-38" svg:viewBox="0 0 9172 39">
          <text:p/>
        </draw:connector>
        <draw:custom-shape draw:style-name="gr4" draw:text-style-name="P6" draw:layer="layout" svg:width="3.7cm" svg:height="1.7cm" svg:x="23.5cm" svg:y="8.238cm">
          <text:p text:style-name="P1"><text:span text:style-name="T5">FRONTEND</text:span></text:p>
          <text:p text:style-name="P1"><text:span text:style-name="T5">SERVICE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cm" svg:height="1.2cm" svg:x="23.4cm" svg:y="15.038cm">
          <text:p text:style-name="P1"><text:span text:style-name="T5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6cm" svg:height="2.5cm" svg:x="6.8cm" svg:y="21.2cm">
          <text:p text:style-name="P1">Run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1cm" svg:height="2.4cm" svg:x="1.7cm" svg:y="21.1cm">
          <text:p text:style-name="P1">Job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4.4cm" svg:height="1.5cm" svg:x="23.3cm" svg:y="21.6cm">
          <text:p text:style-name="P1"><text:span text:style-name="T5">USER</text:span></text:p>
          <text:p text:style-name="P1"><text:span text:style-name="T5">INTERFACES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6cm" svg:height="1.199cm" svg:x="0.2cm" svg:y="20.701cm">
          <draw:text-box>
            <text:p text:style-name="P1"><text:span text:style-name="T3">CONTROL</text:span></text:p>
            <text:p text:style-name="P1"><text:span text:style-name="T3">ALL</text:span></text:p>
          </draw:text-box>
        </draw:frame>
        <draw:frame draw:style-name="gr13" draw:text-style-name="P4" draw:layer="layout" svg:width="3.4cm" svg:height="1.199cm" svg:x="6.2cm" svg:y="20.1cm">
          <draw:text-box>
            <text:p text:style-name="P1"><text:span text:style-name="T3">SOR, EOR, RUN NUMBER</text:span></text:p>
          </draw:text-box>
        </draw:frame>
        <draw:frame draw:style-name="gr1" draw:text-style-name="P1" draw:layer="layout" svg:width="6.604cm" svg:height="4.063cm" svg:x="16.396cm" svg:y="20.7cm">
          <draw:image xlink:href="Pictures/1000000000000283000001647D0EFE2E.jpg" xlink:type="simple" xlink:show="embed" xlink:actuate="onLoad">
            <text:p/>
          </draw:image>
        </draw:frame>
        <draw:custom-shape draw:style-name="gr14" draw:text-style-name="P1" xml:id="id5" draw:id="id5" draw:layer="layout" svg:width="4.6cm" svg:height="2.9cm" svg:x="12.5cm" svg:y="21cm">
          <text:p text:style-name="P1">Monitoring</text:p>
          <text:p text:style-name="P1">GU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3.73cm" svg:x1="14.8cm" svg:y1="21cm" svg:x2="21.927cm" svg:y2="10.384cm" draw:start-shape="id5" draw:start-glue-point="4" draw:end-shape="id6" draw:end-glue-point="9" svg:d="m14800 21000v-1350h7127v-9266" svg:viewBox="0 0 7128 10617">
          <text:p/>
        </draw:connector>
        <draw:frame draw:style-name="gr15" draw:text-style-name="P4" draw:layer="layout" svg:width="2.9cm" svg:height="1.199cm" svg:x="21.4cm" svg:y="19.301cm">
          <draw:text-box>
            <text:p text:style-name="P1"><text:span text:style-name="T3">QUERY ELEMENTS</text:span></text:p>
          </draw:text-box>
        </draw:frame>
        <draw:connector draw:style-name="gr8" draw:text-style-name="P1" draw:layer="layout" draw:type="line" svg:x1="13.239cm" svg:y1="14.183cm" svg:x2="18.673cm" svg:y2="10.384cm" draw:start-shape="id1" draw:start-glue-point="11" draw:end-shape="id6" draw:end-glue-point="7" svg:d="m13239 14183 5434-3799" svg:viewBox="0 0 5435 3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9-07T15:40:11</meta:creation-date>
    <dc:date>2015-10-07T11:45:40</dc:date>
    <dc:creator>ETE </dc:creator>
    <meta:editing-duration>PT1H7M37S</meta:editing-duration>
    <meta:editing-cycles>4</meta:editing-cycles>
    <meta:generator>LibreOffice/3.5$Linux_x86 LibreOffice_project/350m1$Build-2</meta:generator>
    <meta:document-statistic meta:object-count="27"/>
  </office:meta>
</office:document-meta>
</file>